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24mm"/>
    </style:style>
    <style:style style:name="co2" style:family="table-column">
      <style:table-column-properties fo:break-before="auto" style:column-width="10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2" office:value-type="string" calcext:value-type="string">
            <text:p>Item Tested</text:p>
          </table:table-cell>
          <table:table-cell table:style-name="ce2" office:value-type="string" calcext:value-type="string">
            <text:p>Procedure</text:p>
          </table:table-cell>
          <table:table-cell table:style-name="ce2" office:value-type="string" calcext:value-type="string">
            <text:p>Success?</text:p>
          </table:table-cell>
          <table:table-cell table:style-name="ce2" office:value-type="string" calcext:value-type="string">
            <text:p>Time Taken (seconds)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string" calcext:value-type="string">
            <text:p>Load page.</text:p>
            <text:p>Enter supplied username and password.</text:p>
          </table:table-cell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Set attendance of student</text:p>
          </table:table-cell>
          <table:table-cell office:value-type="string" calcext:value-type="string">
            <text:p>Navigate to the Attendance Tracker.</text:p>
            <text:p>Change the attendance of the supplied student to attending.</text:p>
          </table:table-cell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Print the Year 11 attendance</text:p>
          </table:table-cell>
          <table:table-cell office:value-type="string" calcext:value-type="string">
            <text:p>Navigate to print page.</text:p>
            <text:p>Print attendance.</text:p>
          </table:table-cell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Present the Year 7 group</text:p>
          </table:table-cell>
          <table:table-cell office:value-type="string" calcext:value-type="string">
            <text:p>Navigate to the Year 7 Presenter View.</text:p>
            <text:p>Preform a mock presentation. (You do not need to time)</text:p>
          </table:table-cell>
          <table:table-cell table:content-validation-name="val1"/>
          <table:table-cell table:number-columns-repeated="1021"/>
        </table:table-row>
        <table:table-row table:style-name="ro3">
          <table:table-cell office:value-type="string" calcext:value-type="string">
            <text:p>Logout</text:p>
          </table:table-cell>
          <table:table-cell office:value-type="string" calcext:value-type="string">
            <text:p>Logout and close page.</text:p>
          </table:table-cell>
          <table:table-cell table:content-validation-name="val1"/>
          <table:table-cell table:number-columns-repeated="1021"/>
        </table:table-row>
        <table:table-row table:style-name="ro4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 table:number-rows-repeated="13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09:16:47.800526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$Build-2</meta:generator>
    <dc:title/>
    <dc:description/>
    <dc:subject/>
    <meta:initial-creator/>
    <meta:creation-date>2018-08-23T14:05:57Z</meta:creation-date>
    <dc:date>2018-08-31T09:30:44.523587638</dc:date>
    <meta:editing-cycles>10</meta:editing-cycles>
    <meta:editing-duration>PT15M21S</meta:editing-duration>
    <meta:document-statistic meta:table-count="1" meta:cell-count="15" meta:object-count="0"/>
  </office:meta>
</office:document-meta>
</file>